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1Stream.setData( PFBData pf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1Stream.outputRawStreamData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1Stream.populateStreamDict( Object length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T1Stream.getSizeH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T1Stream.output( java . io .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